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/>
      <text:p text:style-name="Standard">npm run csv:json</text:p>
      <text:p text:style-name="Standard"/>
      <text:h text:style-name="Heading_20_3" text:outline-level="3">⚡ Workflow recommandé</text:h>
      <text:list xml:id="list5456986763172933569" text:style-name="L1">
        <text:list-item>
          <text:p text:style-name="P1">Quand tu fais un gros changement (ajout du minuteur, correction des dépendances, etc.) :</text:p>
        </text:list-item>
        <text:list-item>
          <text:p text:style-name="P1">git add .<text:line-break/>git commit -m "Ajout du minuteur visible sur la page Convertisseurs"<text:line-break/>git push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/>
      <text:p text:style-name="Text_20_body">Voici de nouvelles instructions :</text:p>
      <text:p text:style-name="Text_20_body"/>
      <text:p text:style-name="Text_20_body">si la colonne egg du csv est remplie, alors dans le cadre œuf:</text:p>
      <text:p text:style-name="Text_20_body">commencer par les infos clés :</text:p>
      <text:p text:style-name="Text_20_body">œuf petit : inférieur à 50 g (S)</text:p>
      <text:p text:style-name="Text_20_body">œuf moyen : entre 50 et 60 g (M)</text:p>
      <text:p text:style-name="Text_20_body">œuf gros : entre 60 et 70 g <text:s/>(L)</text:p>
      <text:p text:style-name="Text_20_body">J'aimerais que l'utilisateur puisse cocher S, M ou L</text:p>
      <text:p text:style-name="Text_20_body"/>
      <text:p text:style-name="Text_20_body">Cuisson des œufs, départ eau bouillante :</text:p>
      <text:p text:style-name="Text_20_body"/>
      <text:p text:style-name="Text_20_body"/>
      <text:p text:style-name="Text_20_body">1ère barre de saisie :</text:p>
      <text:p text:style-name="Text_20_body">au-dessus :Poids(double flèches) Quantité</text:p>
      <text:p text:style-name="Text_20_body">Pds voulu Blanc+Jaune (g)</text:p>
      <text:p text:style-name="Text_20_body"/>
      <text:p text:style-name="Text_20_body">Réponse :</text:p>
      <text:p text:style-name="Text_20_body">Nombre d'oeufs estimés : le poids rentré par l'utilisateur/ egg_s (si S est coché)</text:p>
      <text:p text:style-name="Text_20_body">le poids rentré par l'utilisateur/ egg_m (si M est coché)</text:p>
      <text:p text:style-name="Text_20_body">le poids rentré par l'utilisateur/ egg_l (si L est coché)</text:p>
      <text:p text:style-name="Text_20_body"/>
      <text:p text:style-name="Text_20_body">2e barre de saisie :</text:p>
      <text:p text:style-name="Text_20_body"><text:soft-page-break/>Poids voulu Blancs (g)</text:p>
      <text:p text:style-name="Text_20_body"/>
      <text:p text:style-name="Text_20_body">Réponse :</text:p>
      <text:p text:style-name="Text_20_body">Nombre d'oeufs estimés : le poids rentré par l'utilisateur/ (egg_s*whte_pctge) (si S est coché)</text:p>
      <text:p text:style-name="Text_20_body">le poids rentré par l'utilisateur/ (egg_m*whte_pctge) (si M est coché)</text:p>
      <text:p text:style-name="Text_20_body">le poids rentré par l'utilisateur/ (egg_l*whte_pctge) (si L est coché)</text:p>
      <text:p text:style-name="Text_20_body"/>
      <text:p text:style-name="Text_20_body">3e barre de saisie :</text:p>
      <text:p text:style-name="Text_20_body">Poids voulu Jaune (g)</text:p>
      <text:p text:style-name="Text_20_body"/>
      <text:p text:style-name="Text_20_body">Réponse :</text:p>
      <text:p text:style-name="Text_20_body">Nombre d'oeufs estimés : le poids rentré par l'utilisateur/ (egg_s*ylw_pctge) (si S est coché)</text:p>
      <text:p text:style-name="Text_20_body">le poids rentré par l'utilisateur/ (egg_m*ylw_pctge) (si M est coché)</text:p>
      <text:p text:style-name="Text_20_body">le poids rentré par l'utilisateur/ (egg_l*ylw_pctge) (si L est coché)</text:p>
      <text:p text:style-name="Text_20_body"/>
      <text:p text:style-name="Text_20_body">4e barre de saisie</text:p>
      <text:p text:style-name="Text_20_body">Nombre d'oeufs (ex : 2)</text:p>
      <text:p text:style-name="Text_20_body"/>
      <text:p text:style-name="Text_20_body">Réponse :</text:p>
      <text:p text:style-name="Text_20_body">Poids estimé :</text:p>
      <text:p text:style-name="Standard">Blanc+Jaune : le nombre rentré par l'utilisateur* egg_s </text:p>
      <text:p text:style-name="Text_20_body">Blanc : <text:s/>le nombre rentré par l'utilisateur* egg_s *whte_pctge</text:p>
      <text:p text:style-name="Text_20_body">Jaune : le nombre rentré par l'utilisateur* egg_s *ylw_pctge</text:p>
      <text:p text:style-name="Text_20_body"><text:s/>(si S est coché) </text:p>
      <text:p text:style-name="Text_20_body">Blanc+Jaune : le nombre rentré par l'utilisateur* egg_m</text:p>
      <text:p text:style-name="Text_20_body">Blanc : <text:s/>le nombre rentré par l'utilisateur* egg_m *whte_pctge</text:p>
      <text:p text:style-name="Text_20_body">Jaune : le nombre rentré par l'utilisateur* egg_m *ylw_pctge</text:p>
      <text:p text:style-name="Text_20_body"><text:s/>(si M est coché) </text:p>
      <text:p text:style-name="Text_20_body">Blanc+Jaune : le nombre rentré par l'utilisateur* egg_l</text:p>
      <text:p text:style-name="Text_20_body">Blanc : <text:s/>le nombre rentré par l'utilisateur* egg_l *whte_pctge</text:p>
      <text:p text:style-name="Text_20_body">Jaune : le nombre rentré par l'utilisateur* egg_l *ylw_pctge</text:p>
      <text:p text:style-name="Text_20_body"><text:s/>(si L est coché) </text:p>
      <text:p text:style-name="Text_20_body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8-25T10:09:57.68</dc:date>
    <dc:creator>Drieux</dc:creator>
    <meta:editing-duration>PT11H27M11S</meta:editing-duration>
    <meta:editing-cycles>4</meta:editing-cycles>
    <meta:generator>OpenOffice/4.1.10$Win32 OpenOffice.org_project/4110m2$Build-9807</meta:generator>
    <meta:document-statistic meta:table-count="0" meta:image-count="0" meta:object-count="0" meta:page-count="2" meta:paragraph-count="51" meta:word-count="380" meta:character-count="2221"/>
  </office:meta>
</office:document-meta>
</file>